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nsolas" svg:font-family="Consolas, 'Courier New', monospace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8.018cm" fo:margin-left="0cm" table:align="left" style:writing-mode="lr-tb"/>
    </style:style>
    <style:style style:name="Таблица19.A" style:family="table-column">
      <style:table-column-properties style:column-width="6.001cm"/>
    </style:style>
    <style:style style:name="Таблица19.B" style:family="table-column">
      <style:table-column-properties style:column-width="12.017cm"/>
    </style:style>
    <style:style style:name="Таблица19.A1" style:family="table-cell">
      <style:table-cell-properties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20" style:family="table">
      <style:table-properties style:width="18.018cm" fo:margin-left="0cm" table:align="left" style:writing-mode="lr-tb"/>
    </style:style>
    <style:style style:name="Таблица20.A" style:family="table-column">
      <style:table-column-properties style:column-width="6.001cm"/>
    </style:style>
    <style:style style:name="Таблица20.B" style:family="table-column">
      <style:table-column-properties style:column-width="12.017cm"/>
    </style:style>
    <style:style style:name="Таблица20.A1" style:family="table-cell">
      <style:table-cell-properties fo:padding="0.049cm" fo:border="none" style:writing-mode="lr-tb"/>
    </style:style>
    <style:style style:name="Таблица20.B1" style:family="table-cell">
      <style:table-cell-properties style:vertical-align="middle" fo:padding="0.049cm" fo:border="none" style:writing-mode="lr-tb"/>
    </style:style>
    <style:style style:name="Таблица20.4" style:family="table-row">
      <style:table-row-properties style:min-row-height="0.65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1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1" officeooo:paragraph-rsid="002bfd58" style:font-name-complex="Arial1"/>
    </style:style>
    <style:style style:name="P8" style:family="paragraph" style:parent-style-name="Table_20_Contents_20__28_user_29_">
      <style:paragraph-properties style:snap-to-layout-grid="false"/>
      <style:text-properties style:font-name="Arial1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1cb5b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755be"/>
    </style:style>
    <style:style style:name="P16" style:family="paragraph" style:parent-style-name="Table_20_Contents_20__28_user_29_">
      <style:paragraph-properties style:snap-to-layout-grid="false"/>
      <style:text-properties style:font-name="Arial1" fo:language="en" fo:country="US"/>
    </style:style>
    <style:style style:name="P17" style:family="paragraph" style:parent-style-name="Table_20_Contents_20__28_user_29_">
      <style:paragraph-properties style:snap-to-layout-grid="false"/>
      <style:text-properties style:font-name="Arial1" fo:language="en" fo:country="US" officeooo:paragraph-rsid="005805e5"/>
    </style:style>
    <style:style style:name="P18" style:family="paragraph" style:parent-style-name="Table_20_Contents_20__28_user_29_">
      <style:paragraph-properties style:snap-to-layout-grid="false"/>
      <style:text-properties style:font-name="Arial1" fo:language="en" fo:country="US" officeooo:paragraph-rsid="0005746f"/>
    </style:style>
    <style:style style:name="P19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1" fo:language="en" fo:country="US" officeooo:paragraph-rsid="002214ce"/>
    </style:style>
    <style:style style:name="P21" style:family="paragraph" style:parent-style-name="Table_20_Contents_20__28_user_29_">
      <style:paragraph-properties style:snap-to-layout-grid="false"/>
      <style:text-properties style:font-name="Arial1" fo:language="en" fo:country="US" officeooo:paragraph-rsid="0069b8e6"/>
    </style:style>
    <style:style style:name="P22" style:family="paragraph" style:parent-style-name="Table_20_Contents_20__28_user_29_">
      <style:paragraph-properties style:snap-to-layout-grid="false"/>
      <style:text-properties style:font-name="Arial1" fo:language="en" fo:country="US" fo:font-weight="bold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1cb5b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755be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05746f" style:font-weight-asian="bold"/>
    </style:style>
    <style:style style:name="P26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69b8e6" officeooo:paragraph-rsid="0069b8e6" style:font-weight-asian="bold"/>
    </style:style>
    <style:style style:name="P27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11a9de"/>
    </style:style>
    <style:style style:name="P28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05746f"/>
    </style:style>
    <style:style style:name="P29" style:family="paragraph" style:parent-style-name="Table_20_Contents_20__28_user_29_">
      <style:paragraph-properties style:snap-to-layout-grid="false"/>
      <style:text-properties style:font-name="Arial1" fo:language="en" fo:country="US" officeooo:rsid="002bfd58" officeooo:paragraph-rsid="002bfd58"/>
    </style:style>
    <style:style style:name="P30" style:family="paragraph" style:parent-style-name="Table_20_Contents_20__28_user_29_">
      <style:paragraph-properties style:snap-to-layout-grid="false"/>
      <style:text-properties style:font-name="Arial1" fo:language="en" fo:country="US" officeooo:rsid="0011b833" officeooo:paragraph-rsid="002bfd58"/>
    </style:style>
    <style:style style:name="P31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 style:font-name-complex="Arial1"/>
    </style:style>
    <style:style style:name="P3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26569"/>
    </style:style>
    <style:style style:name="P3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755be"/>
    </style:style>
    <style:style style:name="P34" style:family="paragraph" style:parent-style-name="Table_20_Contents_20__28_user_29_">
      <style:text-properties style:font-name="Arial1" officeooo:rsid="00764152" officeooo:paragraph-rsid="00764152"/>
    </style:style>
    <style:style style:name="P35" style:family="paragraph" style:parent-style-name="Table_20_Contents_20__28_user_29_">
      <style:paragraph-properties style:snap-to-layout-grid="false"/>
    </style:style>
    <style:style style:name="P36" style:family="paragraph" style:parent-style-name="Table_20_Contents_20__28_user_29_">
      <style:paragraph-properties style:snap-to-layout-grid="false"/>
      <style:text-properties officeooo:paragraph-rsid="0005746f"/>
    </style:style>
    <style:style style:name="P37" style:family="paragraph" style:parent-style-name="Table_20_Contents_20__28_user_29_">
      <style:paragraph-properties style:snap-to-layout-grid="false"/>
      <style:text-properties officeooo:paragraph-rsid="00139761"/>
    </style:style>
    <style:style style:name="P38" style:family="paragraph" style:parent-style-name="Table_20_Contents_20__28_user_29_">
      <style:paragraph-properties style:snap-to-layout-grid="false"/>
      <style:text-properties officeooo:paragraph-rsid="002bfd58"/>
    </style:style>
    <style:style style:name="P39" style:family="paragraph" style:parent-style-name="Table_20_Contents_20__28_user_29_">
      <style:paragraph-properties style:snap-to-layout-grid="false"/>
      <style:text-properties officeooo:paragraph-rsid="0069b8e6"/>
    </style:style>
    <style:style style:name="P40" style:family="paragraph" style:parent-style-name="Table_20_Contents_20__28_user_29_">
      <style:paragraph-properties style:snap-to-layout-grid="false"/>
      <style:text-properties officeooo:paragraph-rsid="0071cb5b"/>
    </style:style>
    <style:style style:name="P41" style:family="paragraph" style:parent-style-name="Table_20_Contents_20__28_user_29_">
      <style:paragraph-properties style:snap-to-layout-grid="false"/>
      <style:text-properties officeooo:paragraph-rsid="007755be"/>
    </style:style>
    <style:style style:name="P42" style:family="paragraph" style:parent-style-name="Table_20_Contents_20__28_user_29_">
      <style:text-properties officeooo:paragraph-rsid="002bfd58"/>
    </style:style>
    <style:style style:name="P43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</style:style>
    <style:style style:name="P4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45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460978"/>
    </style:style>
    <style:style style:name="P46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47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7ea64f"/>
    </style:style>
    <style:style style:name="P48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9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50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51" style:family="paragraph" style:parent-style-name="Sender">
      <style:paragraph-properties style:snap-to-layout-grid="false"/>
      <style:text-properties style:font-name="Arial1" fo:language="en" fo:country="US"/>
    </style:style>
    <style:style style:name="P52" style:family="paragraph" style:parent-style-name="Table_20_Contents">
      <style:paragraph-properties fo:text-align="end" style:justify-single-word="false"/>
      <style:text-properties style:font-name="Arial1" fo:language="en" fo:country="US" officeooo:paragraph-rsid="005805e5"/>
    </style:style>
    <style:style style:name="P53" style:family="paragraph" style:parent-style-name="Table_20_Contents">
      <style:text-properties style:font-name="Arial1" fo:language="en" fo:country="US" officeooo:rsid="0041af0f" officeooo:paragraph-rsid="005805e5"/>
    </style:style>
    <style:style style:name="P54" style:family="paragraph" style:parent-style-name="Table_20_Contents">
      <style:text-properties style:font-name="Arial1" fo:language="en" fo:country="US" officeooo:paragraph-rsid="005805e5"/>
    </style:style>
    <style:style style:name="P55" style:family="paragraph" style:parent-style-name="Table_20_Contents">
      <style:text-properties style:font-name="Arial1" officeooo:paragraph-rsid="005805e5"/>
    </style:style>
    <style:style style:name="P56" style:family="paragraph" style:parent-style-name="Table_20_Contents">
      <style:text-properties officeooo:paragraph-rsid="005805e5"/>
    </style:style>
    <style:style style:name="P57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6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6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2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5a7c47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71cb5b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100873" officeooo:paragraph-rsid="00100873"/>
    </style:style>
    <style:style style:name="P6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71cb5b" officeooo:paragraph-rsid="007755be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71cb5b" officeooo:paragraph-rsid="0071cb5b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05746f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873e9c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2bfd58" officeooo:paragraph-rsid="002bfd58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font-size="14pt" fo:language="en" fo:country="US" fo:font-weight="bold" officeooo:rsid="007d6d6c" officeooo:paragraph-rsid="007d6d6c" style:font-name-asian="Lucida Sans Unicode" style:font-size-asian="14pt" style:font-weight-asian="bold" style:font-name-complex="Tahoma1" style:font-size-complex="14pt" style:font-weight-complex="bold"/>
    </style:style>
    <style:style style:name="P75" style:family="paragraph" style:parent-style-name="Heading_20_3">
      <style:text-properties fo:language="en" fo:country="US"/>
    </style:style>
    <style:style style:name="P7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7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873e9c"/>
    </style:style>
    <style:style style:name="P78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921088"/>
    </style:style>
    <style:style style:name="P79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873e9c" style:font-weight-asian="bold"/>
    </style:style>
    <style:style style:name="P80" style:family="paragraph" style:parent-style-name="Table_20_Contents_20__28_user_29_">
      <style:paragraph-properties style:snap-to-layout-grid="false"/>
      <style:text-properties style:font-name="Arial1" fo:language="en" fo:country="US" officeooo:paragraph-rsid="00873e9c"/>
    </style:style>
    <style:style style:name="P81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873e9c"/>
    </style:style>
    <style:style style:name="P82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873e9c"/>
    </style:style>
    <style:style style:name="P83" style:family="paragraph" style:parent-style-name="Table_20_Contents_20__28_user_29_">
      <style:paragraph-properties style:snap-to-layout-grid="false"/>
      <style:text-properties officeooo:paragraph-rsid="00873e9c"/>
    </style:style>
    <style:style style:name="P84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931312"/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1"/>
    </style:style>
    <style:style style:name="T4" style:family="text">
      <style:text-properties style:font-name="Arial1" officeooo:rsid="00100873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officeooo:rsid="0023fc81" style:font-size-asian="10pt" style:font-size-complex="10pt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officeooo:rsid="00328c05"/>
    </style:style>
    <style:style style:name="T9" style:family="text">
      <style:text-properties style:font-name="Arial1" fo:language="en" fo:country="US" officeooo:rsid="003c2e45"/>
    </style:style>
    <style:style style:name="T10" style:family="text">
      <style:text-properties style:font-name="Arial1" fo:language="en" fo:country="US" officeooo:rsid="002bfd58"/>
    </style:style>
    <style:style style:name="T11" style:family="text">
      <style:text-properties style:font-name="Arial1" fo:language="en" fo:country="US" fo:font-weight="bold" style:font-weight-asian="bold"/>
    </style:style>
    <style:style style:name="T12" style:family="text">
      <style:text-properties style:font-name="Arial1" fo:language="en" fo:country="US" fo:font-weight="bold" officeooo:rsid="006f1fb9" style:font-weight-asian="bold"/>
    </style:style>
    <style:style style:name="T13" style:family="text">
      <style:text-properties style:font-name="Arial1" fo:language="en" fo:country="US" fo:font-weight="bold" officeooo:rsid="0017de37" style:font-weight-asian="bold"/>
    </style:style>
    <style:style style:name="T14" style:family="text">
      <style:text-properties style:font-name="Arial1" fo:language="en" fo:country="US" officeooo:rsid="002ba52b"/>
    </style:style>
    <style:style style:name="T15" style:family="text">
      <style:text-properties style:font-name="Arial1" fo:language="en" fo:country="US" officeooo:rsid="002214ce"/>
    </style:style>
    <style:style style:name="T16" style:family="text">
      <style:text-properties style:font-name="Arial1" fo:language="en" fo:country="US" fo:font-style="italic" officeooo:rsid="002214ce" style:font-style-asian="italic" style:font-style-complex="italic"/>
    </style:style>
    <style:style style:name="T17" style:family="text">
      <style:text-properties style:font-name="Arial1" fo:language="en" fo:country="US" fo:font-style="italic" officeooo:rsid="00235273" style:font-style-asian="italic" style:font-style-complex="italic"/>
    </style:style>
    <style:style style:name="T18" style:family="text">
      <style:text-properties style:font-name="Arial1" fo:language="en" fo:country="US" officeooo:rsid="002029fa"/>
    </style:style>
    <style:style style:name="T19" style:family="text">
      <style:text-properties style:font-name="Arial1" fo:language="en" fo:country="US" officeooo:rsid="0041c0ba"/>
    </style:style>
    <style:style style:name="T20" style:family="text">
      <style:text-properties style:font-name="Arial1" fo:language="en" fo:country="US" officeooo:rsid="000a41e5"/>
    </style:style>
    <style:style style:name="T21" style:family="text">
      <style:text-properties style:font-name="Arial1" fo:language="en" fo:country="US" officeooo:rsid="005805e5"/>
    </style:style>
    <style:style style:name="T22" style:family="text">
      <style:text-properties style:font-name="Arial1" fo:language="en" fo:country="US" officeooo:rsid="0061cd55"/>
    </style:style>
    <style:style style:name="T23" style:family="text">
      <style:text-properties style:font-name="Arial1" fo:language="en" fo:country="US" officeooo:rsid="00317bda"/>
    </style:style>
    <style:style style:name="T24" style:family="text">
      <style:text-properties style:font-name="Arial1" fo:language="en" fo:country="US" officeooo:rsid="007ea64f"/>
    </style:style>
    <style:style style:name="T25" style:family="text">
      <style:text-properties style:font-name="Arial1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1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11a9de"/>
    </style:style>
    <style:style style:name="T29" style:family="text">
      <style:text-properties officeooo:rsid="0011b833"/>
    </style:style>
    <style:style style:name="T30" style:family="text">
      <style:text-properties style:use-window-font-color="true" loext:opacity="0%" style:font-name="Arial1" fo:language="en" fo:country="US" style:text-underline-style="none"/>
    </style:style>
    <style:style style:name="T31" style:family="text">
      <style:text-properties style:use-window-font-color="true" loext:opacity="0%" style:font-name="Arial1" fo:language="en" fo:country="US" style:text-underline-style="none" officeooo:rsid="00139761"/>
    </style:style>
    <style:style style:name="T32" style:family="text">
      <style:text-properties style:use-window-font-color="true" loext:opacity="0%" style:font-name="Arial1" fo:language="en" fo:country="US" style:text-underline-style="none" officeooo:rsid="003c2e45"/>
    </style:style>
    <style:style style:name="T33" style:family="text">
      <style:text-properties style:use-window-font-color="true" loext:opacity="0%" style:font-name="Arial1" fo:language="en" fo:country="US" style:text-underline-style="none" officeooo:rsid="002bfd58"/>
    </style:style>
    <style:style style:name="T34" style:family="text">
      <style:text-properties officeooo:rsid="00165ecd"/>
    </style:style>
    <style:style style:name="T35" style:family="text">
      <style:text-properties officeooo:rsid="00296815"/>
    </style:style>
    <style:style style:name="T36" style:family="text">
      <style:text-properties officeooo:rsid="002bfd5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0655f"/>
    </style:style>
    <style:style style:name="T39" style:family="text">
      <style:text-properties officeooo:rsid="00317bda"/>
    </style:style>
    <style:style style:name="T40" style:family="text">
      <style:text-properties officeooo:rsid="00325b6f"/>
    </style:style>
    <style:style style:name="T41" style:family="text">
      <style:text-properties officeooo:rsid="0033e9e8"/>
    </style:style>
    <style:style style:name="T42" style:family="text">
      <style:text-properties officeooo:rsid="00389a3e"/>
    </style:style>
    <style:style style:name="T43" style:family="text">
      <style:text-properties officeooo:rsid="003ce7f3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italic" style:font-style-asian="italic" style:font-style-complex="italic"/>
    </style:style>
    <style:style style:name="T46" style:family="text">
      <style:text-properties fo:language="en" fo:country="US" officeooo:rsid="00187ccd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officeooo:rsid="0005746f"/>
    </style:style>
    <style:style style:name="T49" style:family="text">
      <style:text-properties officeooo:rsid="00526f13"/>
    </style:style>
    <style:style style:name="T50" style:family="text">
      <style:text-properties officeooo:rsid="0041af0f"/>
    </style:style>
    <style:style style:name="T51" style:family="text">
      <style:text-properties style:font-name="Arial4" fo:font-size="12pt"/>
    </style:style>
    <style:style style:name="T52" style:family="text">
      <style:text-properties officeooo:rsid="0049438c"/>
    </style:style>
    <style:style style:name="T53" style:family="text">
      <style:text-properties officeooo:rsid="004e4acb"/>
    </style:style>
    <style:style style:name="T54" style:family="text">
      <style:text-properties officeooo:rsid="004f08ab"/>
    </style:style>
    <style:style style:name="T55" style:family="text">
      <style:text-properties officeooo:rsid="005805e5"/>
    </style:style>
    <style:style style:name="T56" style:family="text">
      <style:text-properties officeooo:rsid="005ff259"/>
    </style:style>
    <style:style style:name="T57" style:family="text">
      <style:text-properties officeooo:rsid="0061cd55"/>
    </style:style>
    <style:style style:name="T58" style:family="text">
      <style:text-properties officeooo:rsid="00641d4c"/>
    </style:style>
    <style:style style:name="T59" style:family="text">
      <style:text-properties officeooo:rsid="006655bc"/>
    </style:style>
    <style:style style:name="T60" style:family="text">
      <style:text-properties officeooo:rsid="0069b8e6"/>
    </style:style>
    <style:style style:name="T61" style:family="text">
      <style:text-properties officeooo:rsid="006ce318"/>
    </style:style>
    <style:style style:name="T62" style:family="text">
      <style:text-properties style:font-name="Arial2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3" style:family="text">
      <style:text-properties style:font-name="Arial2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4" style:family="text">
      <style:text-properties officeooo:rsid="006e0caa"/>
    </style:style>
    <style:style style:name="T65" style:family="text">
      <style:text-properties officeooo:rsid="006f1fb9"/>
    </style:style>
    <style:style style:name="T66" style:family="text">
      <style:text-properties officeooo:rsid="007455d5"/>
    </style:style>
    <style:style style:name="T67" style:family="text">
      <style:text-properties officeooo:rsid="007755be"/>
    </style:style>
    <style:style style:name="T68" style:family="text">
      <style:text-properties officeooo:rsid="007d6d6c"/>
    </style:style>
    <style:style style:name="T69" style:family="text">
      <style:text-properties fo:language="bg" fo:country="BG" officeooo:rsid="00873e9c"/>
    </style:style>
    <style:style style:name="T70" style:family="text">
      <style:text-properties officeooo:rsid="00873e9c"/>
    </style:style>
    <style:style style:name="T71" style:family="text">
      <style:text-properties fo:font-size="14pt" fo:font-weight="bold" officeooo:rsid="00873e9c" style:font-name-asian="Lucida Sans Unicode" style:font-size-asian="14pt" style:font-weight-asian="bold" style:font-name-complex="Tahoma1" style:font-size-complex="14pt" style:font-weight-complex="bold"/>
    </style:style>
    <style:style style:name="T72" style:family="text">
      <style:text-properties fo:font-size="14pt" fo:font-weight="bold" officeooo:rsid="0088408c" style:font-name-asian="Lucida Sans Unicode" style:font-size-asian="14pt" style:font-weight-asian="bold" style:font-name-complex="Tahoma1" style:font-size-complex="14pt" style:font-weight-complex="bold"/>
    </style:style>
    <style:style style:name="T73" style:family="text">
      <style:text-properties officeooo:rsid="0088408c"/>
    </style:style>
    <style:style style:name="T74" style:family="text">
      <style:text-properties officeooo:rsid="00908adf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Georgi <text:span text:style-name="T49">D. </text:span>Sotirov's Curriculum Vitae</text:h>
      <text:h text:style-name="P58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521151942864"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6">Georgi Dimitrov Sotirov</text:p>
          </table:table-cell>
        </table:table-row>
        <table:table-row table:style-name="TableLine2521151939600"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6">Bulgaria (BG)</text:p>
          </table:table-cell>
        </table:table-row>
        <table:table-row table:style-name="TableLine2521151944224"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51">1715 Sofia<text:line-break/>Mladost quarter</text:p>
          </table:table-cell>
        </table:table-row>
        <table:table-row table:style-name="TableLine2521151936608"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6">+359 88 837 18 17</text:p>
          </table:table-cell>
        </table:table-row>
        <table:table-row table:style-name="TableLine2521151940416"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34"><text:a xlink:type="simple" xlink:href="mailto:gdsotirov@gmail.com" text:style-name="Internet_20_link" text:visited-style-name="Visited_20_Internet_20_Link">gdsotirov@gmail.com</text:a></text:p>
          </table:table-cell>
        </table:table-row>
        <table:table-row table:style-name="TableLine2521151953472">
          <table:table-cell table:style-name="Таблица1.A1" office:value-type="string">
            <text:p text:style-name="P10">Preferred <text:span text:style-name="T52">contact way</text:span>:</text:p>
          </table:table-cell>
          <table:table-cell table:style-name="Таблица1.B1" office:value-type="string">
            <text:p text:style-name="P16">Personal mobile</text:p>
          </table:table-cell>
        </table:table-row>
      </table:table>
      <text:h text:style-name="P58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521151953200"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6">19 October 1979</text:p>
          </table:table-cell>
        </table:table-row>
        <table:table-row table:style-name="TableLine2521151945584">
          <table:table-cell table:style-name="Таблица2.A1" office:value-type="string">
            <text:p text:style-name="P10">Birthplace:</text:p>
          </table:table-cell>
          <table:table-cell table:style-name="Таблица2.B1" office:value-type="string">
            <text:p text:style-name="P16">Dupnitsa, Bulgaria</text:p>
          </table:table-cell>
        </table:table-row>
        <table:table-row table:style-name="TableLine2521151945856">
          <table:table-cell table:style-name="Таблица2.A1" office:value-type="string">
            <text:p text:style-name="P10"><text:span text:style-name="T53">Preferred employment type</text:span>:</text:p>
          </table:table-cell>
          <table:table-cell table:style-name="Таблица2.B1" office:value-type="string">
            <text:p text:style-name="P16">Full time</text:p>
          </table:table-cell>
        </table:table-row>
        <table:table-row table:style-name="TableLine2521151940960"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6">Yes, active driver</text:p>
          </table:table-cell>
        </table:table-row>
        <table:table-row table:style-name="TableLine2521151941504"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6">Yes, no restrictions</text:p>
          </table:table-cell>
        </table:table-row>
      </table:table>
      <text:h text:style-name="P58" text:outline-level="2">Education<text:tab/></text:h>
      <text:h text:style-name="P63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 table:style-name="TableLine2521151946128">
          <table:table-cell table:style-name="Таблица16.A1" office:value-type="string">
            <text:p text:style-name="P52">Name:</text:p>
          </table:table-cell>
          <table:table-cell table:style-name="Таблица16.B1" office:value-type="string">
            <text:p text:style-name="P56"><text:a xlink:type="simple" xlink:href="https://nbu.bg/en" text:style-name="Internet_20_link" text:visited-style-name="Visited_20_Internet_20_Link"><text:span text:style-name="Internet_20_link"><text:span text:style-name="T21">New Bulgarian </text:span></text:span></text:a><text:span text:style-name="Internet_20_link"><text:span text:style-name="T22">University</text:span></text:span></text:p>
          </table:table-cell>
        </table:table-row>
        <table:table-row table:style-name="TableLine2521151964080">
          <table:table-cell table:style-name="Таблица16.A1" office:value-type="string">
            <text:p text:style-name="P52">Department:</text:p>
          </table:table-cell>
          <table:table-cell table:style-name="Таблица16.B1" office:value-type="string">
            <text:p text:style-name="P55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 table:style-name="TableLine2521151957008">
          <table:table-cell table:style-name="Таблица16.A1" office:value-type="string">
            <text:p text:style-name="P52">Major:</text:p>
          </table:table-cell>
          <table:table-cell table:style-name="Таблица16.B1" office:value-type="string">
            <text:p text:style-name="P5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 table:style-name="TableLine2521151956736">
          <table:table-cell table:style-name="Таблица16.A1" office:value-type="string">
            <text:p text:style-name="P52">Degree:</text:p>
          </table:table-cell>
          <table:table-cell table:style-name="Таблица16.B1" office:value-type="string">
            <text:p text:style-name="P53"><text:span text:style-name="T51">Master</text:span> <text:span text:style-name="T51">of Business Administration (MBA)</text:span> </text:p>
          </table:table-cell>
        </table:table-row>
        <table:table-row table:style-name="TableLine2521151964352">
          <table:table-cell table:style-name="Таблица16.A1" office:value-type="string">
            <text:p text:style-name="P52">Location:</text:p>
          </table:table-cell>
          <table:table-cell table:style-name="Таблица16.B1" office:value-type="string">
            <text:p text:style-name="P17">Sofia, Bulgaria</text:p>
          </table:table-cell>
        </table:table-row>
        <table:table-row table:style-name="TableLine2521151965984">
          <table:table-cell table:style-name="Таблица16.A1" office:value-type="string">
            <text:p text:style-name="P52">Period:</text:p>
          </table:table-cell>
          <table:table-cell table:style-name="Таблица16.B1" office:value-type="string">
            <text:p text:style-name="P54"><text:span text:style-name="T55">October</text:span> <text:span text:style-name="T50">2012</text:span> <text:span text:style-name="T42">–</text:span> <text:span text:style-name="T55">November</text:span> 20<text:span text:style-name="T50">17</text:span></text:p>
          </table:table-cell>
        </table:table-row>
      </table:table>
      <text:h text:style-name="P64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521151947760"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 table:style-name="TableLine2521151960816"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 table:style-name="TableLine2521151959456"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4">Computer systems and technologies</text:span></text:span></text:a></text:p>
          </table:table-cell>
        </table:table-row>
        <table:table-row table:style-name="TableLine2521151959184"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6">Bachelor (B<text:span text:style-name="T54">S</text:span>)</text:p>
          </table:table-cell>
        </table:table-row>
        <table:table-row table:style-name="TableLine2521151958640"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6">Sofia, Bulgaria</text:p>
          </table:table-cell>
        </table:table-row>
        <table:table-row table:style-name="TableLine2521151965712"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6">September 1998<text:span text:style-name="T42"> – </text:span>June 2002</text:p>
          </table:table-cell>
        </table:table-row>
      </table:table>
      <text:h text:style-name="P63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521151954016"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5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 table:style-name="TableLine2521151954832"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6">Electric equipment of industrial enterprises</text:p>
          </table:table-cell>
        </table:table-row>
        <table:table-row table:style-name="TableLine2521151962720"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6">Dupnitsa, Bulgaria</text:p>
          </table:table-cell>
        </table:table-row>
        <table:table-row table:style-name="TableLine2521151955104"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6">September 1994<text:span text:style-name="T42"> – </text:span>May 1998</text:p>
          </table:table-cell>
        </table:table-row>
      </table:table>
      <text:p text:style-name="P5"/>
      <text:h text:style-name="P61" text:outline-level="2">Skills<text:tab/></text:h>
      <text:h text:style-name="P63" text:outline-level="3">Programming Languages</text:h>
      <text:p text:style-name="P45"><text:span text:style-name="T66">AWK, </text:span>C, C++, <text:span text:style-name="T49">Java, </text:span>JavaScript®, Pascal, Perl, PHP, <text:span text:style-name="T35">PL/SQL</text:span>, Shell</text:p>
      <text:h text:style-name="P74" text:outline-level="3">Markup and Style Languages</text:h>
      <text:p text:style-name="P46">CSS, Markdown, (X)HTML, XML, XSL, YAML</text:p>
      <text:h text:style-name="P75" text:outline-level="3">Development Environments <text:span text:style-name="T68">and Editors</text:span></text:h>
      <text:p text:style-name="P47"><text:span text:style-name="T7">Borland® C++Builder™, Borland® Delphi™, Eclipse, GraphTalk™ Developer, KDevelop, Microsoft® Visual </text:span><text:span text:style-name="T24">Studio™</text:span><text:span text:style-name="T7">, </text:span><text:span text:style-name="T24">Visual Studio™ Code</text:span></text:p>
      <text:h text:style-name="P63" text:outline-level="3">Development Tools</text:h>
      <text:p text:style-name="P44">Bugzilla, JIRA</text:p>
      <text:p text:style-name="P44">CVS, Subversion, Mercurial (Hg), Git</text:p>
      <text:p text:style-name="P44">make, CMake</text:p>
      <text:h text:style-name="P63" text:outline-level="3">Data Bases and <text:span text:style-name="T41">Modelling</text:span></text:h>
      <text:p text:style-name="P49">SQL, MySQL, Oracle</text:p>
      <text:p text:style-name="P49">MySQL Workbench, <text:span text:style-name="T27">Oracle SQL Developer, PL/SQL Developer</text:span></text:p>
      <text:h text:style-name="P63" text:outline-level="3">Operating Systems</text:h>
      <text:p text:style-name="P44">Linux, Unix, Windows</text:p>
      <text:h text:style-name="P68" text:outline-level="3"><text:span text:style-name="T57">Virtualization</text:span> <text:span text:style-name="T38">T</text:span>echnology</text:h>
      <text:p text:style-name="P50"><text:span text:style-name="T4">V</text:span><text:span text:style-name="T3">Mware, qemu</text:span></text:p>
      <text:h text:style-name="P63" text:outline-level="3">Communication Interfaces</text:h>
      <text:p text:style-name="P43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63" text:outline-level="3">Spoken Languages</text:h>
      <text:p text:style-name="P44">Bulgarian, English</text:p>
      <text:h text:style-name="P62" text:outline-level="2">Additional Qualifications<text:tab/></text:h>
      <text:h text:style-name="P69" text:outline-level="3"><text:span text:style-name="T67">February</text:span> 20<text:span text:style-name="T67">20 – February 2025</text:span></text:h>
      <table:table table:name="Таблица19" table:style-name="Таблица19">
        <table:table-column table:style-name="Таблица19.A"/>
        <table:table-column table:style-name="Таблица19.B"/>
        <table:table-row table:style-name="TableLine2521151970608">
          <table:table-cell table:style-name="Таблица19.A1" office:value-type="string">
            <text:p text:style-name="P15">Title:</text:p>
          </table:table-cell>
          <table:table-cell table:style-name="Таблица19.B1" office:value-type="string">
            <text:p text:style-name="P24"><text:span text:style-name="Strong_20_Emphasis">LPIC-1: Linux Administrator</text:span></text:p>
          </table:table-cell>
        </table:table-row>
        <table:table-row table:style-name="TableLine2521151954288">
          <table:table-cell table:style-name="Таблица19.A1" office:value-type="string">
            <text:p text:style-name="P15">Organization:</text:p>
          </table:table-cell>
          <table:table-cell table:style-name="Таблица19.B1" office:value-type="string">
            <text:p text:style-name="P41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521151965168">
          <table:table-cell table:style-name="Таблица19.A1" office:value-type="string">
            <text:p text:style-name="P15">Description:</text:p>
          </table:table-cell>
          <table:table-cell table:style-name="Таблица19.B1" office:value-type="string">
            <text:p text:style-name="P41"><text:span text:style-name="Default_20_Paragraph_20_Font"><text:span text:style-name="T7">The LPIC-1 will validate the candidate's ability to perform maintenance tasks on the command line, install and configure a computer running Linux and configure basic networking. See </text:span></text:span><text:a xlink:type="simple" xlink:href="https://www.lpi.org/our-certifications/lpic-1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521151956192">
          <table:table-cell table:style-name="Таблица19.A1" office:value-type="string">
            <text:p text:style-name="P33">Verification</text:p>
          </table:table-cell>
          <table:table-cell table:style-name="Таблица19.B1" office:value-type="string">
            <text:p text:style-name="P41"><text:a xlink:type="simple" xlink:href="http://lpi.org/v/LPI000442041/fzawzmt2mx" text:style-name="Internet_20_link" text:visited-style-name="Visited_20_Internet_20_Link">See</text:a></text:p>
          </table:table-cell>
        </table:table-row>
      </table:table>
      <text:h text:style-name="P70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 table:style-name="TableLine2521151964896"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3"><text:span text:style-name="Strong_20_Emphasis">LE-1: Linux Essentials</text:span></text:p>
          </table:table-cell>
        </table:table-row>
        <table:table-row table:style-name="TableLine2521151957824"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40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521151958368"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40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521151969248">
          <table:table-cell table:style-name="Таблица18.A1" office:value-type="string">
            <text:p text:style-name="P32">Verification</text:p>
          </table:table-cell>
          <table:table-cell table:style-name="Таблица18.B1" office:value-type="string">
            <text:p text:style-name="P40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5" text:outline-level="3"><text:soft-page-break/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521151966528"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2">GraphTalk and A.I.A Developer</text:p>
          </table:table-cell>
        </table:table-row>
        <table:table-row table:style-name="TableLine2521151966800"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 table:style-name="TableLine2521151958096"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9" text:outline-level="2">Employment History<text:tab/></text:h>
      <text:h text:style-name="P72" text:outline-level="3"><text:span text:style-name="T70">August</text:span><text:bookmark-start text:name="Codix_DevM1"/> 20<text:span text:style-name="T71">20</text:span> – Present<text:bookmark-end text:name="Codix_DevM1"/></text:h>
      <table:table table:name="Таблица20" table:style-name="Таблица20">
        <table:table-column table:style-name="Таблица20.A"/>
        <table:table-column table:style-name="Таблица20.B"/>
        <table:table-row table:style-name="TableLine2521422400928">
          <table:table-cell table:style-name="Таблица20.A1" office:value-type="string">
            <text:p text:style-name="P77">Position:</text:p>
          </table:table-cell>
          <table:table-cell table:style-name="Таблица20.B1" office:value-type="string">
            <text:p text:style-name="P79"><text:span text:style-name="Strong_20_Emphasis">Systems architect</text:span></text:p>
          </table:table-cell>
        </table:table-row>
        <table:table-row table:style-name="TableLine2521422397120">
          <table:table-cell table:style-name="Таблица20.A1" office:value-type="string">
            <text:p text:style-name="P77">Organization:</text:p>
          </table:table-cell>
          <table:table-cell table:style-name="Таблица20.B1" office:value-type="string">
            <text:p text:style-name="P83"><text:a xlink:type="simple" xlink:href="https://siteground.com/" text:style-name="Internet_20_link" text:visited-style-name="Visited_20_Internet_20_Link"><text:span text:style-name="Internet_20_link">SiteGround Hosting</text:span></text:a><text:span text:style-name="Internet_20_link"><text:span text:style-name="T7"> </text:span></text:span></text:p>
          </table:table-cell>
        </table:table-row>
        <table:table-row table:style-name="TableLine2521422411264">
          <table:table-cell table:style-name="Таблица20.A1" office:value-type="string">
            <text:p text:style-name="P77">Location:</text:p>
          </table:table-cell>
          <table:table-cell table:style-name="Таблица20.B1" office:value-type="string">
            <text:p text:style-name="P80">Sofia, Bulgaria</text:p>
          </table:table-cell>
        </table:table-row>
        <table:table-row table:style-name="Таблица20.4">
          <table:table-cell table:style-name="Таблица20.A1" office:value-type="string">
            <text:p text:style-name="P77">Team size:</text:p>
          </table:table-cell>
          <table:table-cell table:style-name="Таблица20.B1" office:value-type="string">
            <text:p text:style-name="P81">5-10 people</text:p>
          </table:table-cell>
        </table:table-row>
        <table:table-row table:style-name="TableLine2521422406096">
          <table:table-cell table:style-name="Таблица20.A1" office:value-type="string">
            <text:p text:style-name="P77">Duties:</text:p>
          </table:table-cell>
          <table:table-cell table:style-name="Таблица20.B1" office:value-type="string">
            <text:p text:style-name="P82">Design and development of cloud systems</text:p>
          </table:table-cell>
        </table:table-row>
      </table:table>
      <text:h text:style-name="P71" text:outline-level="3"><text:bookmark-start text:name="Codix_DevM"/>October 2012 – <text:bookmark-end text:name="Codix_DevM"/><text:span text:style-name="T71">July 2020</text:span></text:h>
      <table:table table:name="Таблица14" table:style-name="Таблица14">
        <table:table-column table:style-name="Таблица14.A"/>
        <table:table-column table:style-name="Таблица14.B"/>
        <table:table-row table:style-name="TableLine2521151958912"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5"><text:span text:style-name="T64">Software </text:span>Development manager</text:p>
          </table:table-cell>
        </table:table-row>
        <table:table-row table:style-name="TableLine2521151957552"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521151954560"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8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7">5-10 people</text:p>
          </table:table-cell>
        </table:table-row>
        <table:table-row table:style-name="TableLine2521151967072"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8">Management of <text:span text:style-name="T28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71" text:outline-level="3"><text:bookmark-start text:name="Codix_TL"/>January 2008 – <text:bookmark-end text:name="Codix_TL"/><text:span text:style-name="T72">July 2020</text:span></text:h>
      <table:table table:name="Таблица13" table:style-name="Таблица13">
        <table:table-column table:style-name="Таблица13.A"/>
        <table:table-column table:style-name="Таблица13.B"/>
        <table:table-row table:style-name="TableLine2521151967344"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5"><text:span text:style-name="T65">Software Development </text:span>Team Leader</text:p>
          </table:table-cell>
        </table:table-row>
        <table:table-row table:style-name="TableLine2521151962176"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521151963536"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8">Sofia, Bulgaria</text:p>
          </table:table-cell>
        </table:table-row>
        <table:table-row table:style-name="TableLine2521151968160"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8"><text:span text:style-name="T27">15-20</text:span> people</text:p>
          </table:table-cell>
        </table:table-row>
        <table:table-row table:style-name="TableLine2521151962448"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8">Management of a virtual team of developers with specific domain expertise spread in three different <text:span text:style-name="T40">geographical </text:span>locations</text:p>
          </table:table-cell>
        </table:table-row>
      </table:table>
      <text:h text:style-name="P66" text:outline-level="3"><text:bookmark-start text:name="Codix_CSQL"/>December 2006 – <text:span text:style-name="T34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521151962992"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5"><text:span text:style-name="T12">Software</text:span><text:span text:style-name="T11"> </text:span><text:span text:style-name="T13">Developer</text:span></text:p>
          </table:table-cell>
        </table:table-row>
        <table:table-row table:style-name="TableLine2521151969520"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521151970064"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6">Sofia, Bulgaria</text:p>
          </table:table-cell>
        </table:table-row>
        <table:table-row table:style-name="TableLine2521151971424"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6">5-10 people</text:p>
          </table:table-cell>
        </table:table-row>
        <table:table-row table:style-name="TableLine2521151972784"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4">Development of </text:span><text:span text:style-name="T45">i</text:span><text:span text:style-name="T44">MX software </text:span><text:span text:style-name="T46">in </text:span><text:a xlink:type="simple" xlink:href="https://en.wikipedia.org/wiki/Pro*C" text:style-name="Internet_20_link" text:visited-style-name="Visited_20_Internet_20_Link"><text:span text:style-name="Internet_20_link"><text:span text:style-name="T46">Pro*C</text:span></text:span></text:a><text:span text:style-name="T46"> and PL/SQL</text:span></text:p>
          </table:table-cell>
        </table:table-row>
      </table:table>
      <text:h text:style-name="P63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521151968704"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2">Senior Programmer</text:p>
          </table:table-cell>
        </table:table-row>
        <table:table-row table:style-name="TableLine2521151974144"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 table:style-name="TableLine2521151973328"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6">Sofia, Bulgaria</text:p>
          </table:table-cell>
        </table:table-row>
        <table:table-row table:style-name="TableLine2521151972512"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6">15 people</text:p>
          </table:table-cell>
        </table:table-row>
        <table:table-row table:style-name="TableLine2521151974688"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6">Development and coordination of the development of software in the insurance field.</text:p>
          </table:table-cell>
        </table:table-row>
      </table:table>
      <text:h text:style-name="P76" text:outline-level="3"><text:bookmark-start text:name="OBS"/><text:soft-page-break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521151974416"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2">Programmer</text:p>
          </table:table-cell>
        </table:table-row>
        <table:table-row table:style-name="TableLine2521151889008"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 table:style-name="TableLine2521151892272"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6">Sofia, Bulgaria</text:p>
          </table:table-cell>
        </table:table-row>
        <table:table-row table:style-name="TableLine2521151893360"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6">5-20 people</text:p>
          </table:table-cell>
        </table:table-row>
        <table:table-row table:style-name="TableLine2521151895808"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6">Software development in the insurance field.</text:p>
          </table:table-cell>
        </table:table-row>
      </table:table>
      <text:h text:style-name="P63" text:outline-level="3"><text:bookmark-start text:name="Xpeqt"/>May 2002<text:span text:style-name="T39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521151973056"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2">C/C++ Programmer</text:p>
          </table:table-cell>
        </table:table-row>
        <table:table-row table:style-name="TableLine2521151893904"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521151897712"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6">Sofia, Bulgaria</text:p>
          </table:table-cell>
        </table:table-row>
        <table:table-row table:style-name="TableLine2521151898256"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6">5 people</text:p>
          </table:table-cell>
        </table:table-row>
        <table:table-row table:style-name="TableLine2521151900976"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5"><text:span text:style-name="Default_20_Paragraph_20_Font"><text:span text:style-name="T7">Designing, coding, testing and documenting of a module (</text:span></text:span><text:span text:style-name="Default_20_Paragraph_20_Font"><text:span text:style-name="T9">plug-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 table:style-name="TableLine2521152696480"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6">Stuff cut down due to business stagnation.</text:p>
          </table:table-cell>
        </table:table-row>
      </table:table>
      <text:h text:style-name="P76" text:outline-level="3"><text:span text:style-name="T25">April</text:span><text:bookmark-start text:name="BIT"/><text:span text:style-name="T7"> 2001</text:span><text:span text:style-name="T23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 table:style-name="TableLine2521152693216"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2">Technical Collaborator</text:p>
          </table:table-cell>
        </table:table-row>
        <table:table-row table:style-name="TableLine2521152692400"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 table:style-name="TableLine2521152691584"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6">Sofia, Bulgaria</text:p>
          </table:table-cell>
        </table:table-row>
        <table:table-row table:style-name="TableLine2521152686960"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6">8 people</text:p>
          </table:table-cell>
        </table:table-row>
        <table:table-row table:style-name="TableLine2521152698112"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6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2">S</text:span><text:span text:style-name="T63">eptember</text:span><text:bookmark-start text:name="BIT1"/> 200<text:span text:style-name="T61">0 – </text:span><text:span text:style-name="T62">J</text:span><text:span text:style-name="T63">anuary</text:span> 200<text:bookmark-end text:name="BIT1"/><text:span text:style-name="T61">1</text:span></text:h>
      <table:table table:name="Таблица17" table:style-name="Таблица17">
        <table:table-column table:style-name="Таблица17.A"/>
        <table:table-column table:style-name="Таблица17.B"/>
        <table:table-row table:style-name="TableLine2521152687232"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6">System <text:span text:style-name="T74">A</text:span>dministrator</text:p>
          </table:table-cell>
        </table:table-row>
        <table:table-row table:style-name="TableLine2521152688320"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9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 table:style-name="TableLine2521152701104"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1">Sofia, Bulgaria</text:p>
          </table:table-cell>
        </table:table-row>
        <table:table-row table:style-name="TableLine2521152690224"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1"><text:span text:style-name="T60">5</text:span> people</text:p>
          </table:table-cell>
        </table:table-row>
        <table:table-row table:style-name="TableLine2521152691040"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1">Administration of Windows PC<text:span text:style-name="T64">s</text:span> <text:span text:style-name="T61">and printers</text:span> <text:span text:style-name="T61">on</text:span> a local network (LAN).</text:p>
          </table:table-cell>
        </table:table-row>
      </table:table>
      <text:h text:style-name="P60" text:outline-level="2">Sample Projects<text:tab/></text:h>
      <text:h text:style-name="P73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521152695936"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3">System for </text:span></text:span><text:span text:style-name="Strong_20_Emphasis"><text:span text:style-name="T30">M</text:span></text:span><text:span text:style-name="Strong_20_Emphasis"><text:span text:style-name="T33">anagement of Modifications, Patches and Installations (MMPI)</text:span></text:span></text:p>
          </table:table-cell>
        </table:table-row>
        <table:table-row table:style-name="TableLine2521152703008"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9"><text:span text:style-name="T36">MMPI</text:span> aims to centralize and streamline the development and delivery processes in the company by providing common environment where developers, software configuration specialists and project managers/coordinators could collaborate.</text:p>
          </table:table-cell>
        </table:table-row>
        <table:table-row table:style-name="TableLine2521152693488"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9">4 <text:span text:style-name="T36">years and 3 months</text:span></text:p>
          </table:table-cell>
        </table:table-row>
        <table:table-row table:style-name="TableLine2521152691856"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8"><text:span text:style-name="Default_20_Paragraph_20_Font"><text:span text:style-name="T10">Linux, MySQL, Perl</text:span></text:span></text:p>
          </table:table-cell>
        </table:table-row>
        <table:table-row table:style-name="TableLine2521152694848"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9">Database Architect, Project Manager</text:p>
          </table:table-cell>
        </table:table-row>
        <table:table-row table:style-name="TableLine2521152693760"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9">5-10 people</text:p>
          </table:table-cell>
        </table:table-row>
        <table:table-row table:style-name="TableLine2521152689952">
          <table:table-cell table:style-name="Таблица15.A1" office:value-type="string">
            <text:p text:style-name="P12"><text:span text:style-name="T43">Organization</text:span>:</text:p>
          </table:table-cell>
          <table:table-cell table:style-name="Таблица15.B1" office:value-type="string">
            <text:p text:style-name="P42"><text:a xlink:type="simple" xlink:href="#Codix_DevM" text:style-name="Internet_20_link" text:visited-style-name="Visited_20_Internet_20_Link"><text:span text:style-name="Internet_20_link"><text:span text:style-name="T10">Codix Bulgaria</text:span></text:span></text:a></text:p>
          </table:table-cell>
        </table:table-row>
        <text:soft-page-break/>
        <table:table-row table:style-name="TableLine2521152699200">
          <table:table-cell table:style-name="Таблица15.A1" office:value-type="string">
            <text:p text:style-name="P78"><text:span text:style-name="T43">Organization’s</text:span> description:</text:p>
          </table:table-cell>
          <table:table-cell table:style-name="Таблица15.B1" office:value-type="string">
            <text:p text:style-name="P19">CODIX is the software company <text:span text:style-name="T36">behind</text:span> <text:span text:style-name="T37">i</text:span>MX – the event-driven enterprise management system, <text:span text:style-name="T36">which</text:span> <text:span text:style-name="T36">is</text:span> the leading software in <text:span text:style-name="T36">industries such as Debt Collection, Commercial Finance, Factoring, Asset-Based Lending and Trade Finance</text:span>.</text:p>
          </table:table-cell>
        </table:table-row>
      </table:table>
      <text:h text:style-name="P67" text:outline-level="3">June 2002<text:span text:style-name="T39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 table:style-name="TableLine2521152703280"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1">EP-12</text:span></text:span></text:a></text:p>
          </table:table-cell>
        </table:table-row>
        <table:table-row table:style-name="TableLine2521152700832"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6">EP-12 is Ellipsometric Porosimeter and has the capability of measuring 200 and 300 mm wafers.</text:p>
          </table:table-cell>
        </table:table-row>
        <table:table-row table:style-name="TableLine2521152703552"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6">4 months</text:p>
          </table:table-cell>
        </table:table-row>
        <table:table-row table:style-name="TableLine2521152694032"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 table:style-name="TableLine2521152689136"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6">C/C++ Programmer</text:p>
          </table:table-cell>
        </table:table-row>
        <table:table-row table:style-name="TableLine2521152686416"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6">about 25 people</text:p>
          </table:table-cell>
        </table:table-row>
        <table:table-row table:style-name="TableLine2521152696208">
          <table:table-cell table:style-name="Таблица12.A1" office:value-type="string">
            <text:p text:style-name="P10"><text:span text:style-name="T43">Organization</text:span>:</text:p>
          </table:table-cell>
          <table:table-cell table:style-name="Таблица12.B1" office:value-type="string">
            <text:p text:style-name="P3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521152700288">
          <table:table-cell table:style-name="Таблица12.A1" office:value-type="string">
            <text:p text:style-name="P10"><text:span text:style-name="T43">Organization’s</text:span> description:</text:p>
          </table:table-cell>
          <table:table-cell table:style-name="Таблица12.B1" office:value-type="string">
            <text:p text:style-name="P20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7" text:outline-level="3">March 200<text:span text:style-name="T58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521152696752"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7">SlackPack</text:span></text:span></text:a></text:p>
          </table:table-cell>
        </table:table-row>
        <table:table-row table:style-name="TableLine2521152702464"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4">Software packages for </text:span><text:a xlink:type="simple" xlink:href="http://slackware.com/" text:style-name="Internet_20_link" text:visited-style-name="Visited_20_Internet_20_Link"><text:span text:style-name="Internet_20_link"><text:span text:style-name="T44">Slackware Linux</text:span></text:span></text:a><text:span text:style-name="T44"> OS and </text:span><text:span text:style-name="T48">front-end </text:span><text:span text:style-name="T44">web site</text:span></text:p>
          </table:table-cell>
        </table:table-row>
        <table:table-row table:style-name="TableLine2521152700560"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9"><text:span text:style-name="T58">More than </text:span>1<text:span text:style-name="T59">4</text:span> years</text:p>
          </table:table-cell>
        </table:table-row>
        <table:table-row table:style-name="TableLine2521152692128"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8"><text:span text:style-name="Default_20_Paragraph_20_Font"><text:span text:style-name="T14">Perl, </text:span></text:span><text:span text:style-name="Default_20_Paragraph_20_Font"><text:span text:style-name="T7">MySQL, (X)HTML, CSS, Shell scripting, </text:span></text:span><text:span text:style-name="Default_20_Paragraph_20_Font"><text:span text:style-name="T14">VMware, qemu</text:span></text:span></text:p>
          </table:table-cell>
        </table:table-row>
        <table:table-row table:style-name="TableLine2521152698384"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9">Database architect, Software <text:span text:style-name="T29">D</text:span>eveloper and <text:span text:style-name="T29">System</text:span> Administrator</text:p>
          </table:table-cell>
        </table:table-row>
        <table:table-row table:style-name="TableLine2521152687504"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30">Single person</text:p>
          </table:table-cell>
        </table:table-row>
        <table:table-row table:style-name="TableLine2521152694304">
          <table:table-cell table:style-name="Таблица11.A1" office:value-type="string">
            <text:p text:style-name="P12"><text:span text:style-name="T43">Organization</text:span>:</text:p>
          </table:table-cell>
          <table:table-cell table:style-name="Таблица11.B1" office:value-type="string">
            <text:p text:style-name="P31">Personal project</text:p>
          </table:table-cell>
        </table:table-row>
      </table:table>
      <text:p text:style-name="P48"><text:span text:style-name="Citation"><text:span text:style-name="T15"/></text:span></text:p>
      <text:p text:style-name="P84"><text:span text:style-name="Citation"><text:span text:style-name="T16">See also my profiles in </text:span></text:span><text:a xlink:type="simple" xlink:href="https://github.com/gdsotirov" text:style-name="Internet_20_link" text:visited-style-name="Visited_20_Internet_20_Link"><text:span text:style-name="Citation">GitHub</text:span></text:a><text:span text:style-name="Citation"><text:span text:style-name="T16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6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58" text:outline-level="2">References<text:tab/></text:h>
      <text:p text:style-name="Text_20_body"><text:span text:style-name="Default_20_Paragraph_20_Font"><text:span text:style-name="T11">Note</text:span></text:span><text:span text:style-name="Default_20_Paragraph_20_Font"><text:span text:style-name="T7">: References </text:span></text:span><text:span text:style-name="Default_20_Paragraph_20_Font"><text:span text:style-name="T20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1-01-09T13:45:56.541999732">2021-01-09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nsolas" svg:font-family="Consolas, 'Courier New', monospace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orphans="2" fo:widows="2" fo:hyphenation-ladder-count="no-limit" fo:background-color="transparent" style:writing-mode="lr-tb"/>
      <style:text-properties fo:language="en" fo:country="GB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bg" fo:country="BG" style:letter-kerning="true" style:font-name-asian="Lucida Sans Unicode" style:font-family-asian="'Lucida Sans Unicode'" style:font-family-generic-asian="swiss" style:font-pitch-asian="variable" style:font-size-asian="12pt" style:language-asian="bg" style:country-asian="BG" style:font-name-complex="Times New Roman1" style:font-family-complex="'Times New Roman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font-name="Arial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4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George Sotirov's Curriculum Vitae</dc:title>
    <dc:subject>CV</dc:subject>
    <meta:initial-creator>Georgi Sotirov</meta:initial-creator>
    <meta:creation-date>2005-08-28T19:42:00Z</meta:creation-date>
    <dc:date>2021-01-09T13:45:55.581000000</dc:date>
    <meta:editing-cycles>207</meta:editing-cycles>
    <meta:editing-duration>PT7H52M</meta:editing-duration>
    <meta:document-statistic meta:table-count="20" meta:image-count="0" meta:object-count="0" meta:page-count="5" meta:paragraph-count="269" meta:word-count="916" meta:character-count="6729" meta:non-whitespace-character-count="605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